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E000002748C5E086E2D1DD81D.png" manifest:media-type="image/png"/>
  <manifest:file-entry manifest:full-path="Pictures/10000000000005A50000028A5DEB8EE1CC73D7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92b" officeooo:paragraph-rsid="000c39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101cm" svg:height="8.142cm" draw:z-index="0"><draw:image xlink:href="Pictures/10000000000005A50000028A5DEB8EE1CC73D7DA.png" xlink:type="simple" xlink:show="embed" xlink:actuate="onLoad"/></draw:frame><draw:frame draw:style-name="fr2" draw:name="Image2" text:anchor-type="paragraph" svg:x="0.168cm" svg:y="8.458cm" svg:width="5.45cm" svg:height="16.616cm" draw:z-index="1"><draw:image xlink:href="Pictures/10000201000000CE000002748C5E086E2D1DD81D.png" xlink:type="simple" xlink:show="embed" xlink:actuate="onLoad"/></draw:frame></text:p>
      <text:p text:style-name="Standard"/>
      <text:p text:style-name="P1"><text:s text:c="3"/>Cost=1</text:p>
      <text:p text:style-name="P1"><text:s text:c="2"/>Lambda=0.1</text:p>
      <text:p text:style-name="P1"><text:s text:c="2"/>Uniform 0 to 3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30:00.383260263</meta:creation-date>
    <dc:date>2018-09-10T12:34:03.056049816</dc:date>
    <meta:editing-duration>PT4M4S</meta:editing-duration>
    <meta:editing-cycles>2</meta:editing-cycles>
    <meta:generator>LibreOffice/5.3.6.1$Linux_X86_64 LibreOffice_project/30$Build-1</meta:generator>
    <meta:document-statistic meta:table-count="0" meta:image-count="2" meta:object-count="0" meta:page-count="1" meta:paragraph-count="3" meta:word-count="6" meta:character-count="39" meta:non-whitespace-character-count="29"/>
  </office:meta>
</office:document-meta>
</file>